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1f58f" fo:background-color="#ffffff"/>
    </style:style>
    <style:style style:name="P14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2a6e7" fo:background-color="#ffffff"/>
    </style:style>
    <style:style style:name="P15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</style:style>
    <style:style style:name="P16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9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1" style:family="paragraph" style:parent-style-name="Standard">
      <style:paragraph-properties fo:margin-left="0.4925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</style:style>
    <style:style style:name="P24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7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8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1" style:family="paragraph" style:parent-style-name="Standard">
      <style:paragraph-properties fo:margin-left="1.4772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34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35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6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7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8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39" style:family="paragraph" style:parent-style-name="Text_20_body">
      <style:text-properties fo:font-weight="bold" officeooo:rsid="00105161" officeooo:paragraph-rsid="00105161" style:font-weight-asian="bold" style:font-weight-complex="bold"/>
    </style:style>
    <style:style style:name="P40" style:family="paragraph" style:parent-style-name="Text_20_body" style:list-style-name="L1">
      <style:text-properties fo:font-weight="normal" officeooo:rsid="00105161" officeooo:paragraph-rsid="00105161" style:font-weight-asian="normal" style:font-weight-complex="normal"/>
    </style:style>
    <style:style style:name="P41" style:family="paragraph" style:parent-style-name="Text_20_body" style:list-style-name="L1">
      <style:text-properties officeooo:paragraph-rsid="00105161"/>
    </style:style>
    <style:style style:name="P42" style:family="paragraph" style:parent-style-name="Text_20_body" style:list-style-name="L1">
      <style:text-properties officeooo:rsid="00105161" officeooo:paragraph-rsid="00105161"/>
    </style:style>
    <style:style style:name="P43" style:family="paragraph" style:parent-style-name="Text_20_body">
      <style:text-properties officeooo:rsid="00105161" officeooo:paragraph-rsid="00105161"/>
    </style:style>
    <style:style style:name="P44" style:family="paragraph" style:parent-style-name="Text_20_body">
      <style:text-properties fo:color="#000000" officeooo:rsid="00105161" officeooo:paragraph-rsid="00105161" fo:background-color="#cccccc"/>
    </style:style>
    <style:style style:name="P45" style:family="paragraph" style:parent-style-name="Text_20_body">
      <style:text-properties officeooo:paragraph-rsid="0015a720"/>
    </style:style>
    <style:style style:name="P46" style:family="paragraph" style:parent-style-name="Text_20_body">
      <style:text-properties officeooo:paragraph-rsid="0017320c"/>
    </style:style>
    <style:style style:name="P47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8" style:family="paragraph" style:parent-style-name="Text_20_body">
      <style:paragraph-properties fo:break-before="page"/>
      <style:text-properties officeooo:paragraph-rsid="0017320c"/>
    </style:style>
    <style:style style:name="P49" style:family="paragraph">
      <style:paragraph-properties fo:line-height="150%" fo:text-align="start"/>
      <style:text-properties fo:font-style="italic" style:font-style-asian="italic" style:font-style-complex="italic"/>
    </style:style>
    <style:style style:name="P50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51" style:family="paragraph">
      <style:paragraph-properties fo:line-height="150%"/>
    </style:style>
    <style:style style:name="P52" style:family="paragraph">
      <style:paragraph-properties fo:line-height="150%" fo:text-align="start"/>
    </style:style>
    <style:style style:name="P53" style:family="paragraph">
      <loext:graphic-properties draw:fill="none" draw:fill-color="#ffffff"/>
      <style:paragraph-properties fo:line-height="150%"/>
      <style:text-properties fo:font-weight="bold" style:font-weight-asian="bold" style:font-weight-complex="bold"/>
    </style:style>
    <style:style style:name="P54" style:family="paragraph">
      <style:paragraph-properties fo:line-height="200%" fo:text-align="center"/>
      <style:text-properties fo:font-size="16pt" style:font-size-asian="16pt" style:font-size-complex="16pt"/>
    </style:style>
    <style:style style:name="P55" style:family="paragraph">
      <loext:graphic-properties draw:fill="none" draw:fill-color="#ffffff"/>
      <style:paragraph-properties fo:line-height="200%" fo:text-align="center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5161" style:font-weight-asian="normal" style:font-weight-complex="normal"/>
    </style:style>
    <style:style style:name="T3" style:family="text">
      <style:text-properties fo:color="#6a9955" style:font-name="Droid Sans Mono" fo:font-size="10.5pt" fo:font-weight="normal" fo:background-color="transparent" loext:char-shading-value="0" style:font-weight-asian="normal" style:font-weight-complex="normal"/>
    </style:style>
    <style:style style:name="T4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5" style:family="text">
      <style:text-properties fo:color="#000000" fo:font-weight="normal" fo:background-color="#cccccc" loext:char-shading-value="0" style:font-weight-asian="normal" style:font-weight-complex="normal"/>
    </style:style>
    <style:style style:name="T6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7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8" style:family="text">
      <style:text-properties fo:color="#000000" fo:font-weight="normal" officeooo:rsid="0017320c" fo:background-color="#cccccc" loext:char-shading-value="0" style:font-weight-asian="normal" style:font-weight-complex="normal"/>
    </style:style>
    <style:style style:name="T9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10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11" style:family="text">
      <style:text-properties fo:color="#008000"/>
    </style:style>
    <style:style style:name="T12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13" style:family="text">
      <style:text-properties fo:color="#008000" style:font-name="Droid Sans Mono" fo:background-color="#ffffff" loext:char-shading-value="0" style:font-weight-asian="normal" style:font-weight-complex="normal"/>
    </style:style>
    <style:style style:name="T14" style:family="text">
      <style:text-properties fo:color="#008000" fo:background-color="#ffffff" loext:char-shading-value="0" style:font-weight-asian="normal" style:font-weight-complex="normal"/>
    </style:style>
    <style:style style:name="T15" style:family="text">
      <style:text-properties fo:color="#0000ff"/>
    </style:style>
    <style:style style:name="T16" style:family="text">
      <style:text-properties fo:color="#0000ff" style:font-name="Droid Sans Mono" fo:font-size="10.5pt" fo:font-weight="normal" officeooo:rsid="0015a720" fo:background-color="#ffffff" loext:char-shading-value="0" style:font-name-asian="Noto Sans Mono CJK SC" style:font-weight-asian="normal" style:font-name-complex="Liberation Mono" style:font-weight-complex="normal"/>
    </style:style>
    <style:style style:name="T17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8" style:family="text">
      <style:text-properties fo:color="#af00db"/>
    </style:style>
    <style:style style:name="T19" style:family="text">
      <style:text-properties fo:color="#af00db" style:font-name="Droid Sans Mono" fo:font-size="10.5pt" fo:font-weight="normal" officeooo:rsid="0015a720" fo:background-color="#ffffff" loext:char-shading-value="0" style:font-name-asian="Noto Sans Mono CJK SC" style:font-weight-asian="normal" style:font-name-complex="Liberation Mono" style:font-weight-complex="normal"/>
    </style:style>
    <style:style style:name="T20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21" style:family="text">
      <style:text-properties fo:color="#a31515"/>
    </style:style>
    <style:style style:name="T22" style:family="text">
      <style:text-properties fo:color="#a31515" style:font-name="Droid Sans Mono" fo:font-size="10.5pt" fo:font-weight="normal" officeooo:rsid="0015a720" fo:background-color="#ffffff" loext:char-shading-value="0" style:font-name-asian="Noto Sans Mono CJK SC" style:font-weight-asian="normal" style:font-name-complex="Liberation Mono" style:font-weight-complex="normal"/>
    </style:style>
    <style:style style:name="T23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24" style:family="text">
      <style:text-properties fo:color="#795e26"/>
    </style:style>
    <style:style style:name="T25" style:family="text">
      <style:text-properties fo:color="#267f99"/>
    </style:style>
    <style:style style:name="T26" style:family="text">
      <style:text-properties fo:color="#001080"/>
    </style:style>
    <style:style style:name="T27" style:family="text">
      <style:text-properties fo:color="#098658"/>
    </style:style>
    <style:style style:name="T28" style:family="text">
      <style:text-properties officeooo:rsid="0015a720"/>
    </style:style>
    <style:style style:name="T29" style:family="text">
      <style:text-properties officeooo:rsid="0017320c"/>
    </style:style>
    <style:style style:name="T30" style:family="text">
      <style:text-properties fo:color="#ee0000"/>
    </style:style>
    <style:style style:name="T31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2pt" fo:font-weight="normal" style:font-weight-asian="normal" style:font-weight-complex="normal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55" svg:width="6.448in" svg:height="1.5343in" svg:x="0.4402in" svg:y="0.5945in"><draw:text-box><text:p text:style-name="P54"><text:span text:style-name="T34">Assignment 1</text:span></text:p><text:p text:style-name="P54"><text:span text:style-name="T34">Title: </text:span><text:span text:style-name="T35">Draw a rectangle shape using DDA Algorithm.</text:span></text:p></draw:text-box></draw:frame><draw:frame text:anchor-type="paragraph" draw:z-index="1" draw:name="Shape2" draw:style-name="gr2" draw:text-style-name="P53" svg:width="5.8752in" svg:height="2.2504in" svg:x="0.5862in" svg:y="3.1362in"><draw:text-box><text:p text:style-name="P51"><text:span text:style-name="T32">Name: </text:span><text:span text:style-name="T1">Syed Tajir Hasnain</text:span></text:p><text:p text:style-name="P51"><text:span text:style-name="T32">Id: </text:span><text:span text:style-name="T1">1604081</text:span></text:p><text:p text:style-name="P52"><text:span text:style-name="T32">Session: </text:span><text:span text:style-name="T1">2020-21</text:span></text:p><text:p text:style-name="P52"><text:span text:style-name="T32">Course code:</text:span><text:span text:style-name="T1"> 458</text:span></text:p><text:p text:style-name="P52"><text:span text:style-name="T32">Course Title:</text:span><text:span text:style-name="T1"> Computer Graphics</text:span></text:p><text:p text:style-name="P52"><text:span text:style-name="T32">Submitted to: </text:span><text:span text:style-name="T33">Ms. Sabiha Anan,</text:span></text:p></draw:text-box></draw:frame><draw:frame text:anchor-type="paragraph" draw:z-index="2" draw:name="Shape3" draw:style-name="gr1" draw:text-style-name="P50" svg:width="4.9898in" svg:height="0.4276in" svg:x="1.6484in" svg:y="4.8339in"><draw:text-box><text:p text:style-name="P49"><text:span text:style-name="T31">Lecturer, Department of Computer Science &amp; Engineering, CUET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39">Source Code:</text:p>
      <text:list xml:id="list1552792035" text:style-name="L1">
        <text:list-item>
          <text:p text:style-name="P40">Files Structure</text:p>
          <text:list>
            <text:list-item>
              <text:p text:style-name="P40">src/</text:p>
              <text:list>
                <text:list-item>
                  <text:p text:style-name="P40">main.cpp</text:p>
                  <text:list>
                    <text:list-item>
                      <text:p text:style-name="P40">Contains the main program</text:p>
                    </text:list-item>
                  </text:list>
                </text:list-item>
                <text:list-item>
                  <text:p text:style-name="P41"><text:span text:style-name="T2">glib.h<text:tab/><text:tab/><text:tab/></text:span></text:p>
                  <text:list>
                    <text:list-item>
                      <text:p text:style-name="P41"><text:span text:style-name="T2">Contains all the GLUT drawing utilities and algorithms.</text:span></text:p>
                    </text:list-item>
                    <text:list-item>
                      <text:p text:style-name="P41"><text:span text:style-name="T2">Algorithms:</text:span></text:p>
                      <text:list>
                        <text:list-item>
                          <text:p text:style-name="P41"><text:span text:style-name="T2">DDA Line Drawing Algorithm</text:span></text:p>
                        </text:list-item>
                        <text:list-item>
                          <text:p text:style-name="P41"><text:span text:style-name="T2">Bresenham’s Line Drawing Algorithm</text:span></text:p>
                        </text:list-item>
                        <text:list-item>
                          <text:p text:style-name="P41"><text:span text:style-name="T2">Bresenham’s Circle Drawing Algorithm</text:span></text:p>
                        </text:list-item>
                        <text:list-item>
                          <text:p text:style-name="P41"><text:span text:style-name="T2">Midpoint Circle Algorithm<text:line-break/>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1">geometry.h</text:span></text:p>
                  <text:list>
                    <text:list-item>
                      <text:p text:style-name="P42"><text:span text:style-name="T1">Contains Point class that defines the cartesian (x,y) points and their input and output definitio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5"><text:soft-page-break/><text:span text:style-name="Source_20_Text"><text:span text:style-name="T9">geometry</text:span></text:span><text:span text:style-name="Source_20_Text"><text:span text:style-name="T7">.</text:span></text:span><text:span text:style-name="Source_20_Text"><text:span text:style-name="T9">h</text:span></text:span></text:p>
      <text:p text:style-name="P45"><text:span text:style-name="Source_20_Text"><text:span text:style-name="T9"/></text:span></text:p>
      <text:p text:style-name="P8"><text:span text:style-name="Source_20_Text"><text:span text:style-name="T20">#include</text:span></text:span><text:span text:style-name="Source_20_Text"><text:span text:style-name="T17"> </text:span></text:span><text:span text:style-name="Source_20_Text"><text:span text:style-name="T23">&lt;iostream&gt;</text:span></text:span></text:p>
      <text:p text:style-name="P4"><text:span text:style-name="Source_20_Text"/></text:p>
      <text:p text:style-name="P6"><text:span text:style-name="Source_20_Text"><text:span text:style-name="T15">namespace</text:span></text:span><text:span text:style-name="Source_20_Text"> </text:span><text:span text:style-name="Source_20_Text"><text:span text:style-name="T25">geo</text:span></text:span></text:p>
      <text:p text:style-name="P6"><text:span text:style-name="Source_20_Text">{</text:span></text:p>
      <text:p text:style-name="P4"><text:span text:style-name="Source_20_Text"/></text:p>
      <text:p text:style-name="P17"><text:span text:style-name="Source_20_Text"><text:span text:style-name="T15">const</text:span></text:span><text:span text:style-name="Source_20_Text"> </text:span><text:span text:style-name="Source_20_Text"><text:span text:style-name="T15">double</text:span></text:span><text:span text:style-name="Source_20_Text"> </text:span><text:span text:style-name="Source_20_Text"><text:span text:style-name="T26">eps</text:span></text:span><text:span text:style-name="Source_20_Text"> = </text:span><text:span text:style-name="Source_20_Text"><text:span text:style-name="T27">0.000000001</text:span></text:span><text:span text:style-name="Source_20_Text">;</text:span></text:p>
      <text:p text:style-name="P19"><text:span text:style-name="Source_20_Text"/></text:p>
      <text:p text:style-name="P17"><text:span text:style-name="Source_20_Text"><text:span text:style-name="T15">class</text:span></text:span><text:span text:style-name="Source_20_Text"> </text:span><text:span text:style-name="Source_20_Text"><text:span text:style-name="T25">Point</text:span></text:span></text:p>
      <text:p text:style-name="P17"><text:span text:style-name="Source_20_Text">{</text:span></text:p>
      <text:p text:style-name="P36"><text:span text:style-name="Source_20_Text"><text:tab/> <text:s text:c="2"/>public:</text:span></text:p>
      <text:p text:style-name="P25"><text:span text:style-name="Source_20_Text"><text:span text:style-name="T24">Point</text:span></text:span><text:span text:style-name="Source_20_Text">() : </text:span><text:span text:style-name="Source_20_Text"><text:span text:style-name="T26">x</text:span></text:span><text:span text:style-name="Source_20_Text">(</text:span><text:span text:style-name="Source_20_Text"><text:span text:style-name="T27">0</text:span></text:span><text:span text:style-name="Source_20_Text">), </text:span><text:span text:style-name="Source_20_Text"><text:span text:style-name="T26">y</text:span></text:span><text:span text:style-name="Source_20_Text">(</text:span><text:span text:style-name="Source_20_Text"><text:span text:style-name="T27">0</text:span></text:span><text:span text:style-name="Source_20_Text">) {}</text:span></text:p>
      <text:p text:style-name="P25"><text:span text:style-name="Source_20_Text"><text:span text:style-name="T24">Point</text:span></text:span><text:span text:style-name="Source_20_Text">(</text:span><text:span text:style-name="Source_20_Text"><text:span text:style-name="T15">double</text:span></text:span><text:span text:style-name="Source_20_Text"> </text:span><text:span text:style-name="Source_20_Text"><text:span text:style-name="T26">x</text:span></text:span><text:span text:style-name="Source_20_Text">, </text:span><text:span text:style-name="Source_20_Text"><text:span text:style-name="T15">double</text:span></text:span><text:span text:style-name="Source_20_Text"> </text:span><text:span text:style-name="Source_20_Text"><text:span text:style-name="T26">y</text:span></text:span><text:span text:style-name="Source_20_Text">) : </text:span><text:span text:style-name="Source_20_Text"><text:span text:style-name="T26">x</text:span></text:span><text:span text:style-name="Source_20_Text">(</text:span><text:span text:style-name="Source_20_Text"><text:span text:style-name="T26">x</text:span></text:span><text:span text:style-name="Source_20_Text">), </text:span><text:span text:style-name="Source_20_Text"><text:span text:style-name="T26">y</text:span></text:span><text:span text:style-name="Source_20_Text">(</text:span><text:span text:style-name="Source_20_Text"><text:span text:style-name="T26">y</text:span></text:span><text:span text:style-name="Source_20_Text">) {}</text:span></text:p>
      <text:p text:style-name="P25"><text:span text:style-name="Source_20_Text"><text:span text:style-name="T15">double</text:span></text:span><text:span text:style-name="Source_20_Text"> </text:span><text:span text:style-name="Source_20_Text"><text:span text:style-name="T26">x</text:span></text:span><text:span text:style-name="Source_20_Text">, </text:span><text:span text:style-name="Source_20_Text"><text:span text:style-name="T26">y</text:span></text:span><text:span text:style-name="Source_20_Text">;</text:span></text:p>
      <text:p text:style-name="P25"><text:span text:style-name="Source_20_Text"/></text:p>
      <text:p text:style-name="P25"><text:span text:style-name="Source_20_Text"><text:span text:style-name="T15">friend</text:span></text:span><text:span text:style-name="Source_20_Text"> </text:span><text:span text:style-name="Source_20_Text"><text:span text:style-name="T25">std</text:span></text:span><text:span text:style-name="Source_20_Text">::</text:span><text:span text:style-name="Source_20_Text"><text:span text:style-name="T25">istream</text:span></text:span><text:span text:style-name="Source_20_Text"> </text:span><text:span text:style-name="Source_20_Text"><text:span text:style-name="T15">&amp;</text:span></text:span><text:span text:style-name="Source_20_Text"><text:span text:style-name="T24">operator&gt;&gt;</text:span></text:span><text:span text:style-name="Source_20_Text">(</text:span><text:span text:style-name="Source_20_Text"><text:span text:style-name="T25">std</text:span></text:span><text:span text:style-name="Source_20_Text">::</text:span><text:span text:style-name="Source_20_Text"><text:span text:style-name="T25">istream</text:span></text:span><text:span text:style-name="Source_20_Text"> </text:span><text:span text:style-name="Source_20_Text"><text:span text:style-name="T15">&amp;</text:span></text:span><text:span text:style-name="Source_20_Text"><text:span text:style-name="T26">input</text:span></text:span><text:span text:style-name="Source_20_Text">, 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6">input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x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y</text:span></text:span><text:span text:style-name="Source_20_Text">;</text:span></text:p>
      <text:p text:style-name="P33"><text:span text:style-name="Source_20_Text"><text:span text:style-name="T18">return</text:span></text:span><text:span text:style-name="Source_20_Text"> </text:span><text:span text:style-name="Source_20_Text"><text:span text:style-name="T26">input</text:span></text:span><text:span text:style-name="Source_20_Text">;</text:span></text:p>
      <text:p text:style-name="P25"><text:span text:style-name="Source_20_Text">}</text:span></text:p>
      <text:p text:style-name="P28"><text:span text:style-name="Source_20_Text"/></text:p>
      <text:p text:style-name="P25"><text:span text:style-name="Source_20_Text"><text:span text:style-name="T15">friend</text:span></text:span><text:span text:style-name="Source_20_Text"> </text:span><text:span text:style-name="Source_20_Text"><text:span text:style-name="T25">std</text:span></text:span><text:span text:style-name="Source_20_Text">::</text:span><text:span text:style-name="Source_20_Text"><text:span text:style-name="T25">ostream</text:span></text:span><text:span text:style-name="Source_20_Text"> </text:span><text:span text:style-name="Source_20_Text"><text:span text:style-name="T15">&amp;</text:span></text:span><text:span text:style-name="Source_20_Text"><text:span text:style-name="T24">operator&lt;&lt;</text:span></text:span><text:span text:style-name="Source_20_Text">(</text:span><text:span text:style-name="Source_20_Text"><text:span text:style-name="T25">std</text:span></text:span><text:span text:style-name="Source_20_Text">::</text:span><text:span text:style-name="Source_20_Text"><text:span text:style-name="T25">ostream</text:span></text:span><text:span text:style-name="Source_20_Text"> </text:span><text:span text:style-name="Source_20_Text"><text:span text:style-name="T15">&amp;</text:span></text:span><text:span text:style-name="Source_20_Text"><text:span text:style-name="T26">output</text:span></text:span><text:span text:style-name="Source_20_Text">, 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6">output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("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x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, "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6">p</text:span></text:span><text:span text:style-name="Source_20_Text">.</text:span><text:span text:style-name="Source_20_Text"><text:span text:style-name="T26">y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)"</text:span></text:span><text:span text:style-name="Source_20_Text">;</text:span></text:p>
      <text:p text:style-name="P33"><text:span text:style-name="Source_20_Text"><text:span text:style-name="T18">return</text:span></text:span><text:span text:style-name="Source_20_Text"> </text:span><text:span text:style-name="Source_20_Text"><text:span text:style-name="T26">output</text:span></text:span><text:span text:style-name="Source_20_Text">;</text:span></text:p>
      <text:p text:style-name="P25"><text:span text:style-name="Source_20_Text">}</text:span></text:p>
      <text:p text:style-name="P17"><text:span text:style-name="Source_20_Text">};</text:span></text:p>
      <text:p text:style-name="P6"><text:span text:style-name="Source_20_Text">}</text:span></text:p>
      <text:p text:style-name="P45"><text:span text:style-name="Source_20_Text"><text:span text:style-name="T9"/></text:span></text:p>
      <text:p text:style-name="P48"><text:span text:style-name="Source_20_Text"><text:span text:style-name="T10">glib</text:span></text:span><text:span text:style-name="Source_20_Text"><text:span text:style-name="T7">.</text:span></text:span><text:span text:style-name="Source_20_Text"><text:span text:style-name="T9">h</text:span></text:span></text:p>
      <text:p text:style-name="P46"><text:span text:style-name="Source_20_Text"><text:span text:style-name="T9"/></text:span></text:p>
      <text:p text:style-name="P9"><text:span text:style-name="Source_20_Text"><text:span text:style-name="T12">/**</text:span></text:span></text:p>
      <text:p text:style-name="P5"><text:span text:style-name="T11">* </text:span><text:span text:style-name="T15">@author</text:span><text:span text:style-name="T11">: <text:tab/><text:tab/><text:tab/><text:tab/>Syed Tajir Hasnain</text:span></text:p>
      <text:p text:style-name="P5"><text:span text:style-name="T11">* </text:span><text:span text:style-name="T15">@date</text:span><text:span text:style-name="T11">: <text:tab/><text:tab/><text:tab/><text:tab/>15/09/2021</text:span></text:p>
      <text:p text:style-name="P5"><text:span text:style-name="T11">* </text:span><text:span text:style-name="T15">@project_details:</text:span><text:span text:style-name="T11"> <text:tab/><text:tab/><text:tab/>A GLUT utils header file</text:span></text:p>
      <text:p text:style-name="P5"><text:span text:style-name="T11">* </text:span><text:span text:style-name="T15">@supported_operations:</text:span><text:span text:style-name="T11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8">#include</text:span><text:span text:style-name="T15"> </text:span><text:span text:style-name="T21">&lt;GL/glut.h&gt;</text:span></text:p>
      <text:p text:style-name="P5"><text:span text:style-name="T18">#include</text:span><text:span text:style-name="T15"> </text:span><text:span text:style-name="T21">&lt;cmath&gt;</text:span></text:p>
      <text:p text:style-name="P5"><text:span text:style-name="T18">#include</text:span><text:span text:style-name="T15"> </text:span><text:span text:style-name="T21">&lt;stdio.h&gt;</text:span></text:p>
      <text:p text:style-name="P5"><text:span text:style-name="T18">#include</text:span><text:span text:style-name="T15"> </text:span><text:span text:style-name="T21">&lt;iostream&gt;</text:span></text:p>
      <text:p text:style-name="P5"><text:span text:style-name="T18">#include</text:span><text:span text:style-name="T15"> </text:span><text:span text:style-name="T21">"geometry.h"</text:span></text:p>
      <text:p text:style-name="P3"/>
      <text:p text:style-name="P5"><text:span text:style-name="T15">namespace</text:span> <text:span text:style-name="T25">glib</text:span></text:p>
      <text:p text:style-name="P5">{</text:p>
      <text:p text:style-name="P20">/**</text:p>
      <text:p text:style-name="P20">* </text:p>
      <text:p text:style-name="P16"><text:span text:style-name="T11">* </text:span><text:span text:style-name="T15">@utility:</text:span><text:span text:style-name="T11"> <text:tab/>Initializes GLUT library</text:span></text:p>
      <text:p text:style-name="P16"><text:span text:style-name="T11">* </text:span><text:span text:style-name="T15">@params:</text:span><text:span text:style-name="T11"> <text:tab/>takes the params supplied in the main() function</text:span></text:p>
      <text:p text:style-name="P20">* </text:p>
      <text:p text:style-name="P20">*/</text:p>
      <text:p text:style-name="P16"><text:span text:style-name="T15">void</text:span> <text:span text:style-name="T24">init</text:span>(<text:span text:style-name="T15">int</text:span> <text:span text:style-name="T26">argc</text:span>, <text:span text:style-name="T15">char</text:span> <text:span text:style-name="T15">**</text:span><text:span text:style-name="T26">argv</text:span>)</text:p>
      <text:p text:style-name="P16">{</text:p>
      <text:p text:style-name="P24"><text:span text:style-name="T24">glutInit</text:span>(&amp;<text:span text:style-name="T26">argc</text:span>, <text:span text:style-name="T26">argv</text:span>);</text:p>
      <text:p text:style-name="P24"><text:span text:style-name="T24">glutInitDisplayMode</text:span>(<text:span text:style-name="T15">GLUT_SINGLE</text:span> | <text:span text:style-name="T15">GLUT_RGB</text:span>);</text:p>
      <text:p text:style-name="P24"><text:span text:style-name="T24">glutInitWindowSize</text:span>(<text:span text:style-name="T27">500</text:span>, <text:span text:style-name="T27">500</text:span>);</text:p>
      <text:p text:style-name="P24"><text:span text:style-name="T24">glutInitWindowPosition</text:span>(<text:span text:style-name="T27">100</text:span>, <text:span text:style-name="T27">100</text:span>);</text:p>
      <text:p text:style-name="P24"><text:span text:style-name="T24">glutCreateWindow</text:span>(<text:span text:style-name="T21">""</text:span>);</text:p>
      <text:p text:style-name="P24"><text:span text:style-name="T24">glClear</text:span>(<text:span text:style-name="T15">GL_COLOR_BUFFER_BIT</text:span>);</text:p>
      <text:p text:style-name="P24"><text:span text:style-name="T24">glClearColor</text:span>(<text:span text:style-name="T27">0</text:span>, <text:span text:style-name="T27">0</text:span>, <text:span text:style-name="T27">0</text:span>, <text:span text:style-name="T27">0</text:span>);</text:p>
      <text:p text:style-name="P24"><text:span text:style-name="T24">glMatrixMode</text:span>(<text:span text:style-name="T15">GL_PROJECTION</text:span>);</text:p>
      <text:p text:style-name="P24"><text:span text:style-name="T24">glLoadIdentity</text:span>();</text:p>
      <text:p text:style-name="P24"><text:span text:style-name="T24">gluOrtho2D</text:span>(-<text:span text:style-name="T27">100</text:span>, <text:span text:style-name="T27">100</text:span>, -<text:span text:style-name="T27">100</text:span>, <text:span text:style-name="T27">100</text:span>);</text:p>
      <text:p text:style-name="P16">}</text:p>
      <text:p text:style-name="P20">/**</text:p>
      <text:p text:style-name="P16"><text:span text:style-name="T11">* </text:span><text:span text:style-name="T15">@utility:</text:span><text:span text:style-name="T11"> takes the drawing callback and executes it</text:span></text:p>
      <text:p text:style-name="P20">*/</text:p>
      <text:p text:style-name="P16"><text:span text:style-name="T15">void</text:span> <text:span text:style-name="T24">display</text:span>(<text:span text:style-name="T15">void</text:span> (*<text:span text:style-name="T26">callback</text:span>)(<text:span text:style-name="T15">void</text:span>))</text:p>
      <text:p text:style-name="P16">{</text:p>
      <text:p text:style-name="P24"><text:span text:style-name="T24">glutDisplayFunc</text:span>(<text:span text:style-name="T26">callback</text:span>);</text:p>
      <text:p text:style-name="P24"><text:span text:style-name="T24">glutMainLoop</text:span>();</text:p>
      <text:p text:style-name="P16">}</text:p>
      <text:p text:style-name="P18"/>
      <text:p text:style-name="P20">/**</text:p>
      <text:p text:style-name="P16"><text:soft-page-break/><text:span text:style-name="T11">* </text:span><text:span text:style-name="T15">@algorithm:</text:span><text:span text:style-name="T11"> DDA Line Drawing Algorithm</text:span></text:p>
      <text:p text:style-name="P20">*/</text:p>
      <text:p text:style-name="P16"><text:span text:style-name="T15">void</text:span> <text:span text:style-name="T24">drawLineDDA</text:span>(<text:span text:style-name="T25">geo</text:span>::<text:span text:style-name="T25">Point</text:span> <text:span text:style-name="T26">start</text:span>, <text:span text:style-name="T25">geo</text:span>::<text:span text:style-name="T25">Point</text:span> <text:span text:style-name="T26">end</text:span>)</text:p>
      <text:p text:style-name="P16">{</text:p>
      <text:p text:style-name="P24"><text:span text:style-name="T24">glBegin</text:span>(<text:span text:style-name="T15">GL_LINES</text:span>);</text:p>
      <text:p text:style-name="P24"><text:span text:style-name="T25">std</text:span>::<text:span text:style-name="T26">cout</text:span> <text:span text:style-name="T24">&lt;&lt;</text:span> <text:span text:style-name="T21">"drawing line from "</text:span> <text:span text:style-name="T24">&lt;&lt;</text:span> <text:span text:style-name="T26">start</text:span> <text:span text:style-name="T24">&lt;&lt;</text:span> <text:span text:style-name="T21">" "</text:span>;</text:p>
      <text:p text:style-name="P24"><text:span text:style-name="T25">std</text:span>::<text:span text:style-name="T26">cout</text:span> <text:span text:style-name="T24">&lt;&lt;</text:span> <text:span text:style-name="T21">"to "</text:span> <text:span text:style-name="T24">&lt;&lt;</text:span> <text:span text:style-name="T26">end</text:span> <text:span text:style-name="T24">&lt;&lt;</text:span> <text:span text:style-name="T25">std</text:span>::<text:span text:style-name="T24">endl</text:span></text:p>
      <text:p text:style-name="P24"><text:span text:style-name="T24">&lt;&lt;</text:span> <text:span text:style-name="T25">std</text:span>::<text:span text:style-name="T24">endl</text:span>;</text:p>
      <text:p text:style-name="P27"/>
      <text:p text:style-name="P24"><text:span text:style-name="T15">double</text:span> <text:span text:style-name="T26">x</text:span>, <text:span text:style-name="T26">y</text:span>, <text:span text:style-name="T26">m</text:span>, <text:span text:style-name="T26">dx</text:span>, <text:span text:style-name="T26">dy</text:span>;</text:p>
      <text:p text:style-name="P27"/>
      <text:p text:style-name="P24"><text:span text:style-name="T26">dx</text:span> = <text:span text:style-name="T26">end</text:span>.<text:span text:style-name="T26">x</text:span> - <text:span text:style-name="T26">start</text:span>.<text:span text:style-name="T26">x</text:span>;</text:p>
      <text:p text:style-name="P24"><text:span text:style-name="T26">dy</text:span> = <text:span text:style-name="T26">end</text:span>.<text:span text:style-name="T26">y</text:span> - <text:span text:style-name="T26">start</text:span>.<text:span text:style-name="T26">y</text:span>;</text:p>
      <text:p text:style-name="P27"/>
      <text:p text:style-name="P24"><text:span text:style-name="T18">if</text:span> (<text:span text:style-name="T25">std</text:span>::<text:span text:style-name="T24">abs</text:span>(<text:span text:style-name="T26">dy</text:span>) &lt;= <text:span text:style-name="T25">std</text:span>::<text:span text:style-name="T24">abs</text:span>(<text:span text:style-name="T26">dx</text:span>))</text:p>
      <text:p text:style-name="P24">{</text:p>
      <text:p text:style-name="P32"><text:span text:style-name="T26">x</text:span> = <text:span text:style-name="T26">start</text:span>.<text:span text:style-name="T26">x</text:span>, <text:span text:style-name="T26">y</text:span> = <text:span text:style-name="T26">start</text:span>.<text:span text:style-name="T26">y</text:span>, <text:span text:style-name="T26">dx</text:span> = <text:span text:style-name="T27">1</text:span>;</text:p>
      <text:p text:style-name="P32"><text:span text:style-name="T26">m</text:span> = <text:span text:style-name="T26">dy</text:span> / <text:span text:style-name="T26">dx</text:span>;</text:p>
      <text:p text:style-name="P32"><text:span text:style-name="T18">while</text:span> (<text:span text:style-name="T25">std</text:span>::<text:span text:style-name="T24">abs</text:span>(<text:span text:style-name="T26">x</text:span> - <text:span text:style-name="T26">end</text:span>.<text:span text:style-name="T26">x</text:span>) &gt; <text:span text:style-name="T25">geo</text:span>::<text:span text:style-name="T26">eps</text:span>)</text:p>
      <text:p text:style-name="P32">{</text:p>
      <text:p text:style-name="P35"/>
      <text:p text:style-name="P37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7"><text:span text:style-name="T24">glVertex2d</text:span>(<text:span text:style-name="T26">x</text:span>, <text:span text:style-name="T26">y</text:span>);</text:p>
      <text:p text:style-name="P37"><text:span text:style-name="T26">x</text:span> += (<text:span text:style-name="T26">end</text:span>.<text:span text:style-name="T26">x</text:span> - <text:span text:style-name="T26">start</text:span>.<text:span text:style-name="T26">x</text:span> &gt;= <text:span text:style-name="T27">0</text:span> ? <text:span text:style-name="T27">1</text:span> : -<text:span text:style-name="T27">1</text:span>), <text:span text:style-name="T26">y</text:span> += <text:span text:style-name="T26">m</text:span>;</text:p>
      <text:p text:style-name="P32">}</text:p>
      <text:p text:style-name="P24">}</text:p>
      <text:p text:style-name="P30">else</text:p>
      <text:p text:style-name="P24">{</text:p>
      <text:p text:style-name="P32"><text:span text:style-name="T26">x</text:span> = <text:span text:style-name="T26">start</text:span>.<text:span text:style-name="T26">x</text:span>, <text:span text:style-name="T26">y</text:span> = <text:span text:style-name="T26">start</text:span>.<text:span text:style-name="T26">y</text:span>, <text:span text:style-name="T26">dy</text:span> = <text:span text:style-name="T27">1</text:span>;</text:p>
      <text:p text:style-name="P32"><text:span text:style-name="T26">m</text:span> = <text:span text:style-name="T26">dy</text:span> / <text:span text:style-name="T26">dx</text:span>;</text:p>
      <text:p text:style-name="P32"><text:span text:style-name="T18">while</text:span> (<text:span text:style-name="T25">std</text:span>::<text:span text:style-name="T24">abs</text:span>(<text:span text:style-name="T26">y</text:span> - <text:span text:style-name="T26">end</text:span>.<text:span text:style-name="T26">y</text:span>) &gt; <text:span text:style-name="T25">geo</text:span>::<text:span text:style-name="T26">eps</text:span>)</text:p>
      <text:p text:style-name="P32">{</text:p>
      <text:p text:style-name="P37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7"><text:span text:style-name="T24">glVertex2d</text:span>(<text:span text:style-name="T26">x</text:span>, <text:span text:style-name="T26">y</text:span>);</text:p>
      <text:p text:style-name="P37"><text:span text:style-name="T26">x</text:span> += <text:span text:style-name="T27">1</text:span> / <text:span text:style-name="T26">m</text:span>, <text:span text:style-name="T26">y</text:span> += (<text:span text:style-name="T26">end</text:span>.<text:span text:style-name="T26">y</text:span> - <text:span text:style-name="T26">start</text:span>.<text:span text:style-name="T26">y</text:span> &gt;= <text:span text:style-name="T27">0</text:span> ? <text:span text:style-name="T27">1</text:span> : -<text:span text:style-name="T27">1</text:span>);</text:p>
      <text:p text:style-name="P32">}</text:p>
      <text:p text:style-name="P24">}</text:p>
      <text:p text:style-name="P24"><text:span text:style-name="T24">glEnd</text:span>();</text:p>
      <text:p text:style-name="P24"><text:span text:style-name="T25">std</text:span>::<text:span text:style-name="T26">cout</text:span> <text:span text:style-name="T24">&lt;&lt;</text:span> <text:span text:style-name="T21">"</text:span><text:span text:style-name="T30">\n\n</text:span><text:span text:style-name="T21">"</text:span>;</text:p>
      <text:p text:style-name="P16">}</text:p>
      <text:p text:style-name="P18"/>
      <text:p text:style-name="P16"><text:span text:style-name="T15">void</text:span> <text:span text:style-name="T24">drawLineBresenham</text:span>(<text:span text:style-name="T25">geo</text:span>::<text:span text:style-name="T25">Point</text:span> <text:span text:style-name="T26">start</text:span>, <text:span text:style-name="T25">geo</text:span>::<text:span text:style-name="T25">Point</text:span> <text:span text:style-name="T26">end</text:span>) {</text:p>
      <text:p text:style-name="P18"/>
      <text:p text:style-name="P29">// meeting assumption start &lt; end</text:p>
      <text:p text:style-name="P27"/>
      <text:p text:style-name="P24"><text:span text:style-name="T18">if</text:span>(<text:span text:style-name="T26">start</text:span>.<text:span text:style-name="T26">x</text:span> &gt; <text:span text:style-name="T26">end</text:span>.<text:span text:style-name="T26">x</text:span>) {</text:p>
      <text:p text:style-name="P32"><text:span text:style-name="T25">std</text:span>::<text:span text:style-name="T24">swap</text:span>(<text:span text:style-name="T26">start</text:span>, <text:span text:style-name="T26">end</text:span>);</text:p>
      <text:p text:style-name="P24">}</text:p>
      <text:p text:style-name="P27"/>
      <text:p text:style-name="P24"><text:soft-page-break/><text:span text:style-name="T25">std</text:span>::<text:span text:style-name="T26">cout</text:span> <text:span text:style-name="T24">&lt;&lt;</text:span> <text:span text:style-name="T21">"drawing line from "</text:span> <text:span text:style-name="T24">&lt;&lt;</text:span> <text:span text:style-name="T26">start</text:span> <text:span text:style-name="T24">&lt;&lt;</text:span> <text:span text:style-name="T21">" "</text:span>;</text:p>
      <text:p text:style-name="P24"><text:span text:style-name="T25">std</text:span>::<text:span text:style-name="T26">cout</text:span> <text:span text:style-name="T24">&lt;&lt;</text:span> <text:span text:style-name="T21">"to "</text:span> <text:span text:style-name="T24">&lt;&lt;</text:span> <text:span text:style-name="T26">end</text:span> <text:span text:style-name="T24">&lt;&lt;</text:span> <text:span text:style-name="T25">std</text:span>::<text:span text:style-name="T24">endl</text:span></text:p>
      <text:p text:style-name="P24"><text:span text:style-name="T24">&lt;&lt;</text:span> <text:span text:style-name="T25">std</text:span>::<text:span text:style-name="T24">endl</text:span>;</text:p>
      <text:p text:style-name="P27"/>
      <text:p text:style-name="P24"><text:span text:style-name="T15">double</text:span> <text:span text:style-name="T26">dx</text:span>,<text:span text:style-name="T26">dy</text:span>,<text:span text:style-name="T26">inc1</text:span>,<text:span text:style-name="T26">inc2</text:span>,<text:span text:style-name="T26">d</text:span>,<text:span text:style-name="T26">x</text:span>,<text:span text:style-name="T26">y</text:span>,<text:span text:style-name="T26">xEnd</text:span>, <text:span text:style-name="T26">yEnd</text:span>;</text:p>
      <text:p text:style-name="P24"><text:span text:style-name="T26">dx</text:span> = <text:span text:style-name="T26">end</text:span>.<text:span text:style-name="T26">x</text:span> - <text:span text:style-name="T26">start</text:span>.<text:span text:style-name="T26">x</text:span>;</text:p>
      <text:p text:style-name="P24"><text:span text:style-name="T26">dy</text:span> = <text:span text:style-name="T26">end</text:span>.<text:span text:style-name="T26">y</text:span> - <text:span text:style-name="T26">start</text:span>.<text:span text:style-name="T26">y</text:span>;</text:p>
      <text:p text:style-name="P27"/>
      <text:p text:style-name="P26"><text:span text:style-name="T18">if</text:span>(<text:span text:style-name="T25">std</text:span>::<text:span text:style-name="T24">abs</text:span>(<text:span text:style-name="T26">dy</text:span>) &lt; <text:span text:style-name="T25">std</text:span>::<text:span text:style-name="T24">abs</text:span>(<text:span text:style-name="T26">dx</text:span>)) </text:p>
      <text:p text:style-name="P26">{</text:p>
      <text:p text:style-name="P32"><text:span text:style-name="T26">inc1</text:span> = <text:span text:style-name="T27">2</text:span> * <text:span text:style-name="T26">dy</text:span>;</text:p>
      <text:p text:style-name="P32"><text:span text:style-name="T26">inc2</text:span> = <text:span text:style-name="T27">2</text:span> * (<text:span text:style-name="T26">dy</text:span> - <text:span text:style-name="T26">dx</text:span>); </text:p>
      <text:p text:style-name="P32"><text:span text:style-name="T26">d</text:span> = <text:span text:style-name="T26">inc1</text:span> - <text:span text:style-name="T26">dx</text:span>;</text:p>
      <text:p text:style-name="P35"/>
      <text:p text:style-name="P32"><text:span text:style-name="T18">if</text:span>(<text:span text:style-name="T26">dx</text:span> &lt;= <text:span text:style-name="T27">0</text:span>) {</text:p>
      <text:p text:style-name="P37"><text:span text:style-name="T26">x</text:span> = <text:span text:style-name="T26">end</text:span>.<text:span text:style-name="T26">x</text:span>, <text:span text:style-name="T26">y</text:span> = <text:span text:style-name="T26">end</text:span>.<text:span text:style-name="T26">y</text:span>;</text:p>
      <text:p text:style-name="P37"><text:span text:style-name="T26">xEnd</text:span> = <text:span text:style-name="T26">start</text:span>.<text:span text:style-name="T26">x</text:span>;</text:p>
      <text:p text:style-name="P32">} <text:span text:style-name="T18">else</text:span> <text:span text:style-name="T18">if</text:span>(<text:span text:style-name="T26">dx</text:span> &gt; <text:span text:style-name="T27">0</text:span>) {</text:p>
      <text:p text:style-name="P37"><text:span text:style-name="T26">x</text:span> = <text:span text:style-name="T26">start</text:span>.<text:span text:style-name="T26">x</text:span> , <text:span text:style-name="T26">y</text:span> = <text:span text:style-name="T26">start</text:span>.<text:span text:style-name="T26">y</text:span>;</text:p>
      <text:p text:style-name="P37"><text:span text:style-name="T26">xEnd</text:span> = <text:span text:style-name="T26">end</text:span>.<text:span text:style-name="T26">x</text:span>;</text:p>
      <text:p text:style-name="P32">}</text:p>
      <text:p text:style-name="P32"><text:span text:style-name="T25">std</text:span>::<text:span text:style-name="T26">cout</text:span> <text:span text:style-name="T24">&lt;&lt;</text:span> <text:span text:style-name="T21">"[initial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2"><text:span text:style-name="T24">glBegin</text:span>(<text:span text:style-name="T15">GL_LINES</text:span>);</text:p>
      <text:p text:style-name="P34"><text:span text:style-name="T18">for</text:span> ( ; <text:span text:style-name="T26">x</text:span> &lt;= <text:span text:style-name="T26">xEnd</text:span>;<text:span text:style-name="T26">x</text:span>++) </text:p>
      <text:p text:style-name="P34">{</text:p>
      <text:p text:style-name="P37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7"><text:span text:style-name="T24">glVertex2d</text:span>(<text:span text:style-name="T26">x</text:span>, <text:span text:style-name="T26">y</text:span>);</text:p>
      <text:p text:style-name="P38"/>
      <text:p text:style-name="P37"><text:span text:style-name="T18">if</text:span> (<text:span text:style-name="T26">d</text:span> &lt; <text:span text:style-name="T27">0</text:span>) {</text:p>
      <text:p text:style-name="P37"><text:span text:style-name="T26"><text:tab/>d</text:span> += <text:span text:style-name="T26">inc1</text:span>;</text:p>
      <text:p text:style-name="P37">} <text:span text:style-name="T18">else</text:span> {</text:p>
      <text:p text:style-name="P37"><text:span text:style-name="T26"><text:tab/>d</text:span> += <text:span text:style-name="T26">inc2</text:span>;</text:p>
      <text:p text:style-name="P37"><text:span text:style-name="T26"><text:tab/>y</text:span>++;</text:p>
      <text:p text:style-name="P37">}</text:p>
      <text:p text:style-name="P32">}</text:p>
      <text:p text:style-name="P32"><text:span text:style-name="T24">glEnd</text:span>();</text:p>
      <text:p text:style-name="P26">} </text:p>
      <text:p text:style-name="P26"><text:span text:style-name="T18">else</text:span> </text:p>
      <text:p text:style-name="P26">{</text:p>
      <text:p text:style-name="P32"><text:span text:style-name="T26">inc1</text:span> = <text:span text:style-name="T27">2</text:span> * <text:span text:style-name="T26">dx</text:span>;</text:p>
      <text:p text:style-name="P32"><text:span text:style-name="T26">inc2</text:span> = <text:span text:style-name="T27">2</text:span> * (<text:span text:style-name="T26">dx</text:span> - <text:span text:style-name="T26">dy</text:span>); </text:p>
      <text:p text:style-name="P32"><text:span text:style-name="T26">d</text:span> = <text:span text:style-name="T26">inc1</text:span> - <text:span text:style-name="T26">dy</text:span>;</text:p>
      <text:p text:style-name="P35"/>
      <text:p text:style-name="P32"><text:span text:style-name="T18">if</text:span>(<text:span text:style-name="T26">dy</text:span> &lt;= <text:span text:style-name="T27">0</text:span>) {</text:p>
      <text:p text:style-name="P37"><text:span text:style-name="T26">x</text:span> = <text:span text:style-name="T26">end</text:span>.<text:span text:style-name="T26">x</text:span>, <text:span text:style-name="T26">y</text:span> = <text:span text:style-name="T26">end</text:span>.<text:span text:style-name="T26">y</text:span>;</text:p>
      <text:p text:style-name="P37"><text:span text:style-name="T26">yEnd</text:span> = <text:span text:style-name="T26">start</text:span>.<text:span text:style-name="T26">y</text:span>;</text:p>
      <text:p text:style-name="P32">} <text:span text:style-name="T18">else</text:span> <text:span text:style-name="T18">if</text:span>(<text:span text:style-name="T26">dy</text:span> &gt; <text:span text:style-name="T27">0</text:span>) {</text:p>
      <text:p text:style-name="P37"><text:span text:style-name="T26">x</text:span> = <text:span text:style-name="T26">start</text:span>.<text:span text:style-name="T26">x</text:span> , <text:span text:style-name="T26">y</text:span> = <text:span text:style-name="T26">start</text:span>.<text:span text:style-name="T26">y</text:span>;</text:p>
      <text:p text:style-name="P32"><text:span text:style-name="T26"><text:tab/>yEnd</text:span> = <text:span text:style-name="T26">end</text:span>.<text:span text:style-name="T26">y</text:span>;</text:p>
      <text:p text:style-name="P32">}</text:p>
      <text:p text:style-name="P32"><text:soft-page-break/><text:span text:style-name="T25">std</text:span>::<text:span text:style-name="T26">cout</text:span> <text:span text:style-name="T24">&lt;&lt;</text:span> <text:span text:style-name="T21">"[initial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2"><text:span text:style-name="T24">glBegin</text:span>(<text:span text:style-name="T15">GL_LINES</text:span>);</text:p>
      <text:p text:style-name="P32"><text:span text:style-name="T18">for</text:span> ( ; <text:span text:style-name="T26">y</text:span> &lt;= <text:span text:style-name="T26">yEnd</text:span>;<text:span text:style-name="T26">y</text:span>++) {</text:p>
      <text:p text:style-name="P37"><text:span text:style-name="T25">std</text:span>::<text:span text:style-name="T26">cout</text:span> <text:span text:style-name="T24">&lt;&lt;</text:span> <text:span text:style-name="T21">"[plotting] (x,y): ("</text:span> <text:span text:style-name="T24">&lt;&lt;</text:span> <text:span text:style-name="T26">x</text:span> <text:span text:style-name="T24">&lt;&lt;</text:span> <text:span text:style-name="T21">","</text:span> <text:span text:style-name="T24">&lt;&lt;</text:span> <text:span text:style-name="T26">y</text:span> <text:span text:style-name="T24">&lt;&lt;</text:span> <text:span text:style-name="T21">")"</text:span> <text:span text:style-name="T24">&lt;&lt;</text:span> <text:span text:style-name="T25">std</text:span>::<text:span text:style-name="T24">endl</text:span>;</text:p>
      <text:p text:style-name="P37"><text:span text:style-name="T24">glVertex2d</text:span>(<text:span text:style-name="T26">x</text:span>, <text:span text:style-name="T26">y</text:span>);</text:p>
      <text:p text:style-name="P38"/>
      <text:p text:style-name="P37"><text:span text:style-name="T18">if</text:span> (<text:span text:style-name="T26">d</text:span> &lt; <text:span text:style-name="T27">0</text:span>) {</text:p>
      <text:p text:style-name="P37"><text:span text:style-name="T26"><text:tab/>d</text:span> += <text:span text:style-name="T26">inc1</text:span>;</text:p>
      <text:p text:style-name="P37">} <text:span text:style-name="T18">else</text:span> {</text:p>
      <text:p text:style-name="P37"><text:span text:style-name="T26"><text:tab/>d</text:span> += <text:span text:style-name="T26">inc2</text:span>;</text:p>
      <text:p text:style-name="P37">}</text:p>
      <text:p text:style-name="P32">}</text:p>
      <text:p text:style-name="P32"><text:span text:style-name="T24">glEnd</text:span>();</text:p>
      <text:p text:style-name="P24">}</text:p>
      <text:p text:style-name="P24"><text:span text:style-name="T25">std</text:span>::<text:span text:style-name="T26">cout</text:span> <text:span text:style-name="T24">&lt;&lt;</text:span> <text:span text:style-name="T21">"</text:span><text:span text:style-name="T30">\n\n</text:span><text:span text:style-name="T21">"</text:span>;</text:p>
      <text:p text:style-name="P16">}</text:p>
      <text:p text:style-name="P18"/>
      <text:p text:style-name="P20">/**</text:p>
      <text:p text:style-name="P16"><text:span text:style-name="T11">* </text:span><text:span text:style-name="T15">@algorithm:</text:span><text:span text:style-name="T11"> Breseham's Circle Algorithm</text:span></text:p>
      <text:p text:style-name="P20">*/</text:p>
      <text:p text:style-name="P16"><text:span text:style-name="T15">void</text:span> <text:span text:style-name="T24">drawCircleBresenham</text:span>(<text:span text:style-name="T25">geo</text:span>::<text:span text:style-name="T25">Point</text:span> <text:span text:style-name="T26">c</text:span>, <text:span text:style-name="T15">double</text:span> <text:span text:style-name="T26">r</text:span>)</text:p>
      <text:p text:style-name="P16">{</text:p>
      <text:p text:style-name="P16"><text:span text:style-name="T15">double</text:span> <text:span text:style-name="T26">x</text:span>, <text:span text:style-name="T26">y</text:span>, <text:span text:style-name="T26">d</text:span>;</text:p>
      <text:p text:style-name="P16"><text:span text:style-name="T26">x</text:span> = <text:span text:style-name="T27">0</text:span>, <text:span text:style-name="T26">y</text:span> = <text:span text:style-name="T26">r</text:span>;</text:p>
      <text:p text:style-name="P16"><text:span text:style-name="T26">d</text:span> = <text:span text:style-name="T27">3</text:span> - <text:span text:style-name="T27">2</text:span> * <text:span text:style-name="T26">r</text:span>;</text:p>
      <text:p text:style-name="P18"/>
      <text:p text:style-name="P16"><text:span text:style-name="T24">glBegin</text:span>(<text:span text:style-name="T15">GL_POINTS</text:span>);</text:p>
      <text:p text:style-name="P16"><text:span text:style-name="T18">while</text:span> (<text:span text:style-name="T25">std</text:span>::<text:span text:style-name="T24">abs</text:span>(<text:span text:style-name="T26">y</text:span> - <text:span text:style-name="T26">x</text:span>) &gt; <text:span text:style-name="T25">geo</text:span>::<text:span text:style-name="T26">eps</text:span>)</text:p>
      <text:p text:style-name="P16">{</text:p>
      <text:p text:style-name="P16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+ <text:span text:style-name="T26">y</text:span>);</text:p>
      <text:p text:style-name="P16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+ <text:span text:style-name="T26">x</text:span>);</text:p>
      <text:p text:style-name="P16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+ <text:span text:style-name="T26">x</text:span>);</text:p>
      <text:p text:style-name="P16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+ <text:span text:style-name="T26">y</text:span>);</text:p>
      <text:p text:style-name="P16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- <text:span text:style-name="T26">y</text:span>);</text:p>
      <text:p text:style-name="P16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- <text:span text:style-name="T26">x</text:span>);</text:p>
      <text:p text:style-name="P16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- <text:span text:style-name="T26">x</text:span>);</text:p>
      <text:p text:style-name="P16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- <text:span text:style-name="T26">y</text:span>);</text:p>
      <text:p text:style-name="P18"/>
      <text:p text:style-name="P16"><text:span text:style-name="T18">if</text:span> (<text:span text:style-name="T26">d</text:span> &lt; <text:span text:style-name="T27">0</text:span>)</text:p>
      <text:p text:style-name="P16">{</text:p>
      <text:p text:style-name="P16"><text:span text:style-name="T26">d</text:span> += <text:span text:style-name="T27">4</text:span> * <text:span text:style-name="T26">x</text:span> + <text:span text:style-name="T27">6</text:span>;</text:p>
      <text:p text:style-name="P16"><text:span text:style-name="T26">x</text:span>++;</text:p>
      <text:p text:style-name="P16">}</text:p>
      <text:p text:style-name="P21">else</text:p>
      <text:p text:style-name="P16">{</text:p>
      <text:p text:style-name="P16"><text:span text:style-name="T26">d</text:span> += <text:span text:style-name="T27">4</text:span> * (<text:span text:style-name="T26">x</text:span> - <text:span text:style-name="T26">y</text:span>) + <text:span text:style-name="T27">10</text:span>;</text:p>
      <text:p text:style-name="P16"><text:span text:style-name="T26">x</text:span>++, <text:span text:style-name="T26">y</text:span>--;</text:p>
      <text:p text:style-name="P16">}</text:p>
      <text:p text:style-name="P16">}</text:p>
      <text:p text:style-name="P16"><text:span text:style-name="T24">glEnd</text:span>();</text:p>
      <text:p text:style-name="P16"><text:soft-page-break/>}</text:p>
      <text:p text:style-name="P18"/>
      <text:p text:style-name="P16"><text:span text:style-name="T15">void</text:span> <text:span text:style-name="T24">drawCircleMidPoint</text:span>(<text:span text:style-name="T25">geo</text:span>:: <text:span text:style-name="T25">Point</text:span> <text:span text:style-name="T26">c</text:span>, <text:span text:style-name="T15">double</text:span> <text:span text:style-name="T26">r</text:span>) {</text:p>
      <text:p text:style-name="P16"><text:span text:style-name="T15">double</text:span> <text:span text:style-name="T26">x</text:span>,<text:span text:style-name="T26">y</text:span>,<text:span text:style-name="T26">p</text:span>;</text:p>
      <text:p text:style-name="P18"/>
      <text:p text:style-name="P16"><text:span text:style-name="T26">x</text:span> = <text:span text:style-name="T27">0</text:span>, <text:span text:style-name="T26">y</text:span> = <text:span text:style-name="T26">r</text:span>;</text:p>
      <text:p text:style-name="P16"><text:span text:style-name="T26">p</text:span> = <text:span text:style-name="T27">1</text:span> - <text:span text:style-name="T26">r</text:span>;</text:p>
      <text:p text:style-name="P18"/>
      <text:p text:style-name="P16"><text:span text:style-name="T24">glBegin</text:span>(<text:span text:style-name="T15">GL_POINTS</text:span>);</text:p>
      <text:p text:style-name="P18"/>
      <text:p text:style-name="P16"><text:span text:style-name="T18">while</text:span>(<text:span text:style-name="T26">x</text:span> &lt;= <text:span text:style-name="T26">y</text:span>) {</text:p>
      <text:p text:style-name="P16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+ <text:span text:style-name="T26">y</text:span>);</text:p>
      <text:p text:style-name="P16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+ <text:span text:style-name="T26">x</text:span>);</text:p>
      <text:p text:style-name="P16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+ <text:span text:style-name="T26">y</text:span>);</text:p>
      <text:p text:style-name="P16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+ <text:span text:style-name="T26">x</text:span>);</text:p>
      <text:p text:style-name="P16"><text:span text:style-name="T24">glVertex2i</text:span>(<text:span text:style-name="T26">c</text:span>.<text:span text:style-name="T26">x</text:span> + <text:span text:style-name="T26">x</text:span>, <text:span text:style-name="T26">c</text:span>.<text:span text:style-name="T26">y</text:span> - <text:span text:style-name="T26">y</text:span>);</text:p>
      <text:p text:style-name="P16"><text:span text:style-name="T24">glVertex2i</text:span>(<text:span text:style-name="T26">c</text:span>.<text:span text:style-name="T26">x</text:span> + <text:span text:style-name="T26">y</text:span>, <text:span text:style-name="T26">c</text:span>.<text:span text:style-name="T26">y</text:span> - <text:span text:style-name="T26">x</text:span>);</text:p>
      <text:p text:style-name="P16"><text:span text:style-name="T24">glVertex2i</text:span>(<text:span text:style-name="T26">c</text:span>.<text:span text:style-name="T26">x</text:span> - <text:span text:style-name="T26">x</text:span>, <text:span text:style-name="T26">c</text:span>.<text:span text:style-name="T26">y</text:span> - <text:span text:style-name="T26">y</text:span>);</text:p>
      <text:p text:style-name="P16"><text:span text:style-name="T24">glVertex2i</text:span>(<text:span text:style-name="T26">c</text:span>.<text:span text:style-name="T26">x</text:span> - <text:span text:style-name="T26">y</text:span>, <text:span text:style-name="T26">c</text:span>.<text:span text:style-name="T26">y</text:span> - <text:span text:style-name="T26">x</text:span>);</text:p>
      <text:p text:style-name="P16"><text:span text:style-name="T18">if</text:span>(<text:span text:style-name="T26">p</text:span> &lt; <text:span text:style-name="T27">0</text:span>) {</text:p>
      <text:p text:style-name="P16"><text:span text:style-name="T26">p</text:span> += <text:span text:style-name="T27">2</text:span> * <text:span text:style-name="T26">x</text:span> + <text:span text:style-name="T27">3</text:span>;</text:p>
      <text:p text:style-name="P16"><text:span text:style-name="T26">x</text:span>++;</text:p>
      <text:p text:style-name="P16">} <text:span text:style-name="T18">else</text:span> {</text:p>
      <text:p text:style-name="P16"><text:span text:style-name="T26">p</text:span> += <text:span text:style-name="T27">2</text:span> * (<text:span text:style-name="T26">x</text:span>-<text:span text:style-name="T26">y</text:span>)+<text:span text:style-name="T27">5</text:span>;</text:p>
      <text:p text:style-name="P16"><text:span text:style-name="T26">x</text:span>++, <text:span text:style-name="T26">y</text:span>--;</text:p>
      <text:p text:style-name="P16">}</text:p>
      <text:p text:style-name="P16">}</text:p>
      <text:p text:style-name="P18"/>
      <text:p text:style-name="P16"><text:span text:style-name="T24">glEnd</text:span>();</text:p>
      <text:p text:style-name="P16">}</text:p>
      <text:p text:style-name="P18"/>
      <text:p text:style-name="P20">// make sure to flush everytime</text:p>
      <text:p text:style-name="P16"><text:span text:style-name="T15">inline</text:span> <text:span text:style-name="T15">void</text:span> <text:span text:style-name="T24">close</text:span>()</text:p>
      <text:p text:style-name="P16">{</text:p>
      <text:p text:style-name="P16"><text:span text:style-name="T24">glFlush</text:span>();</text:p>
      <text:p text:style-name="P16">}</text:p>
      <text:p text:style-name="P5">}</text:p>
      <text:p text:style-name="P46"><text:span text:style-name="Source_20_Text"><text:span text:style-name="T6"/></text:span></text:p>
      <text:p text:style-name="P47"><text:span text:style-name="Source_20_Text"><text:span text:style-name="T1">main.cpp</text:span></text:span></text:p>
      <text:p text:style-name="P44"><text:span text:style-name="Source_20_Text"><text:span text:style-name="T1"/></text:span></text:p>
      <text:p text:style-name="P10"><text:span text:style-name="Source_20_Text"><text:span text:style-name="T14">/**</text:span></text:span></text:p>
      <text:p text:style-name="P11"><text:span text:style-name="Source_20_Text"><text:span text:style-name="T11">* </text:span></text:span><text:span text:style-name="Source_20_Text"><text:span text:style-name="T15">@author</text:span></text:span><text:span text:style-name="Source_20_Text"><text:span text:style-name="T11">: Syed Tajir Hasnain</text:span></text:span></text:p>
      <text:p text:style-name="P11"><text:span text:style-name="Source_20_Text"><text:span text:style-name="T11">* </text:span></text:span><text:span text:style-name="Source_20_Text"><text:span text:style-name="T15">@date</text:span></text:span><text:span text:style-name="Source_20_Text"><text:span text:style-name="T11">: 15/09/2021</text:span></text:span></text:p>
      <text:p text:style-name="P11"><text:span text:style-name="Source_20_Text"><text:span text:style-name="T11">* </text:span></text:span><text:span text:style-name="Source_20_Text"><text:span text:style-name="T15">@assignment_no:</text:span></text:span><text:span text:style-name="Source_20_Text"><text:span text:style-name="T11"> 1</text:span></text:span></text:p>
      <text:p text:style-name="P11"><text:span text:style-name="Source_20_Text"><text:span text:style-name="T11">* </text:span></text:span><text:span text:style-name="Source_20_Text"><text:span text:style-name="T15">@assignment_title:</text:span></text:span><text:span text:style-name="Source_20_Text"><text:span text:style-name="T11"> Draw a rectangle shape using DDA Algorithm.</text:span></text:span></text:p>
      <text:p text:style-name="P12"><text:span text:style-name="Source_20_Text">* </text:span></text:p>
      <text:p text:style-name="P12"><text:span text:style-name="Source_20_Text">* <text:tab/><text:tab/><text:tab/>--------------------</text:span></text:p>
      <text:p text:style-name="P12"><text:span text:style-name="Source_20_Text">* <text:tab/><text:tab/><text:tab/>| <text:tab/><text:tab/> <text:tab/> <text:s/>|</text:span></text:p>
      <text:p text:style-name="P14"><text:span text:style-name="Source_20_Text">* <text:tab/><text:tab/><text:tab/>| <text:tab/><text:tab/> <text:tab/> <text:s/>|</text:span></text:p>
      <text:p text:style-name="P14"><text:span text:style-name="Source_20_Text">* <text:tab/><text:tab/><text:tab/>| <text:tab/><text:tab/> <text:tab/> <text:s/>|</text:span></text:p>
      <text:p text:style-name="P14"><text:span text:style-name="Source_20_Text">* <text:tab/><text:tab/><text:tab/>| <text:tab/><text:tab/> <text:tab/> <text:s/>|</text:span></text:p>
      <text:p text:style-name="P13"><text:span text:style-name="Source_20_Text">* <text:tab/><text:tab/><text:tab/>--------------------</text:span></text:p>
      <text:p text:style-name="P12"><text:span text:style-name="Source_20_Text">* </text:span></text:p>
      <text:p text:style-name="P11"><text:span text:style-name="Source_20_Text"><text:span text:style-name="T11">* </text:span></text:span><text:span text:style-name="Source_20_Text"><text:span text:style-name="T15">@ps:</text:span></text:span><text:span text:style-name="Source_20_Text"><text:span text:style-name="T11"> <text:tab/>1. `class Point` is declared in the "geometry.h" header file under `geo` namespace</text:span></text:span></text:p>
      <text:p text:style-name="P12"><text:span text:style-name="Source_20_Text">* <text:tab/><text:tab/>2. DDA algorithm is implemented inside "glib.h" header file under `glib` namespace</text:span></text:p>
      <text:p text:style-name="P12"><text:span text:style-name="Source_20_Text">* </text:span></text:p>
      <text:p text:style-name="P11"><text:span text:style-name="Source_20_Text"><text:span text:style-name="T11">* </text:span></text:span><text:span text:style-name="Source_20_Text"><text:span text:style-name="T15">@procedure:</text:span></text:span><text:span text:style-name="Source_20_Text"><text:span text:style-name="T11"> <text:tab/>1. initialize glut with glib::init() function</text:span></text:span></text:p>
      <text:p text:style-name="P12"><text:span text:style-name="Source_20_Text">* <text:tab/><text:tab/><text:tab/>2. input the 4 points [a,b,c,d] of the rectangle.</text:span></text:p>
      <text:p text:style-name="P12"><text:span text:style-name="Source_20_Text">* <text:tab/><text:tab/><text:tab/>3. draw the line from a to b</text:span></text:p>
      <text:p text:style-name="P12"><text:span text:style-name="Source_20_Text">* <text:tab/><text:tab/><text:tab/>4. draw line from b to c</text:span></text:p>
      <text:p text:style-name="P12"><text:span text:style-name="Source_20_Text">* <text:tab/><text:tab/><text:tab/>5. draw line from c to d</text:span></text:p>
      <text:p text:style-name="P12"><text:span text:style-name="Source_20_Text">* <text:tab/><text:tab/><text:tab/>6. draw line from d to a</text:span></text:p>
      <text:p text:style-name="P12"><text:span text:style-name="Source_20_Text">* <text:tab/><text:tab/><text:tab/>7. end drawing and flush.</text:span></text:p>
      <text:p text:style-name="P12"><text:span text:style-name="Source_20_Text">*/</text:span></text:p>
      <text:p text:style-name="P15"><text:span text:style-name="Source_20_Text"/></text:p>
      <text:p text:style-name="P11"><text:span text:style-name="Source_20_Text"><text:span text:style-name="T18">#include</text:span></text:span><text:span text:style-name="Source_20_Text"><text:span text:style-name="T15"> </text:span></text:span><text:span text:style-name="Source_20_Text"><text:span text:style-name="T21">&lt;GL/glut.h&gt;</text:span></text:span></text:p>
      <text:p text:style-name="P11"><text:span text:style-name="Source_20_Text"><text:span text:style-name="T18">#include</text:span></text:span><text:span text:style-name="Source_20_Text"><text:span text:style-name="T15"> </text:span></text:span><text:span text:style-name="Source_20_Text"><text:span text:style-name="T21">&lt;stdlib.h&gt;</text:span></text:span></text:p>
      <text:p text:style-name="P11"><text:span text:style-name="Source_20_Text"><text:span text:style-name="T18">#include</text:span></text:span><text:span text:style-name="Source_20_Text"><text:span text:style-name="T15"> </text:span></text:span><text:span text:style-name="Source_20_Text"><text:span text:style-name="T21">&lt;stdio.h&gt;</text:span></text:span></text:p>
      <text:p text:style-name="P11"><text:span text:style-name="Source_20_Text"><text:span text:style-name="T18">#include</text:span></text:span><text:span text:style-name="Source_20_Text"><text:span text:style-name="T15"> </text:span></text:span><text:span text:style-name="Source_20_Text"><text:span text:style-name="T21">&lt;iostream&gt;</text:span></text:span></text:p>
      <text:p text:style-name="P11"><text:span text:style-name="Source_20_Text"><text:span text:style-name="T18">#include</text:span></text:span><text:span text:style-name="Source_20_Text"><text:span text:style-name="T15"> </text:span></text:span><text:span text:style-name="Source_20_Text"><text:span text:style-name="T21">"glib.h"</text:span></text:span></text:p>
      <text:p text:style-name="P15"><text:span text:style-name="Source_20_Text"/></text:p>
      <text:p text:style-name="P11"><text:span text:style-name="Source_20_Text"><text:span text:style-name="T15">void</text:span></text:span><text:span text:style-name="Source_20_Text"> </text:span><text:span text:style-name="Source_20_Text"><text:span text:style-name="T24">input</text:span></text:span><text:span text:style-name="Source_20_Text">(</text:span><text:span text:style-name="Source_20_Text"><text:span text:style-name="T25">geo</text:span></text:span><text:span text:style-name="Source_20_Text">::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a</text:span></text:span><text:span text:style-name="Source_20_Text">,</text:span></text:p>
      <text:p text:style-name="P31"><text:span text:style-name="Source_20_Text"><text:span text:style-name="T25">geo</text:span></text:span><text:span text:style-name="Source_20_Text">::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b</text:span></text:span><text:span text:style-name="Source_20_Text">,</text:span></text:p>
      <text:p text:style-name="P31"><text:soft-page-break/><text:span text:style-name="Source_20_Text"><text:span text:style-name="T25">geo</text:span></text:span><text:span text:style-name="Source_20_Text">::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c</text:span></text:span><text:span text:style-name="Source_20_Text">,</text:span></text:p>
      <text:p text:style-name="P31"><text:span text:style-name="Source_20_Text"><text:span text:style-name="T25">geo</text:span></text:span><text:span text:style-name="Source_20_Text">::</text:span><text:span text:style-name="Source_20_Text"><text:span text:style-name="T25">Point</text:span></text:span><text:span text:style-name="Source_20_Text"> </text:span><text:span text:style-name="Source_20_Text"><text:span text:style-name="T15">&amp;</text:span></text:span><text:span text:style-name="Source_20_Text"><text:span text:style-name="T26">d</text:span></text:span><text:span text:style-name="Source_20_Text">)</text:span></text:p>
      <text:p text:style-name="P11"><text:span text:style-name="Source_20_Text">{</text:span></text:p>
      <text:p text:style-name="P15"><text:span text:style-name="Source_20_Text"/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out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point a: "</text:span></text:span><text:span text:style-name="Source_20_Text">;</text:span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in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a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out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point b: "</text:span></text:span><text:span text:style-name="Source_20_Text">;</text:span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in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b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out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point c: "</text:span></text:span><text:span text:style-name="Source_20_Text">;</text:span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in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c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out</text:span></text:span><text:span text:style-name="Source_20_Text"> </text:span><text:span text:style-name="Source_20_Text"><text:span text:style-name="T24">&lt;&lt;</text:span></text:span><text:span text:style-name="Source_20_Text"> </text:span><text:span text:style-name="Source_20_Text"><text:span text:style-name="T21">"point d: "</text:span></text:span><text:span text:style-name="Source_20_Text">;</text:span></text:p>
      <text:p text:style-name="P22"><text:span text:style-name="Source_20_Text"><text:span text:style-name="T25">std</text:span></text:span><text:span text:style-name="Source_20_Text">::</text:span><text:span text:style-name="Source_20_Text"><text:span text:style-name="T26">cin</text:span></text:span><text:span text:style-name="Source_20_Text"> </text:span><text:span text:style-name="Source_20_Text"><text:span text:style-name="T24">&gt;&gt;</text:span></text:span><text:span text:style-name="Source_20_Text"> </text:span><text:span text:style-name="Source_20_Text"><text:span text:style-name="T26">d</text:span></text:span><text:span text:style-name="Source_20_Text">;</text:span></text:p>
      <text:p text:style-name="P11"><text:span text:style-name="Source_20_Text">}</text:span></text:p>
      <text:p text:style-name="P15"><text:span text:style-name="Source_20_Text"/></text:p>
      <text:p text:style-name="P11"><text:span text:style-name="Source_20_Text"><text:span text:style-name="T15">void</text:span></text:span><text:span text:style-name="Source_20_Text"> </text:span><text:span text:style-name="Source_20_Text"><text:span text:style-name="T24">drawRectangle</text:span></text:span><text:span text:style-name="Source_20_Text">(</text:span><text:span text:style-name="Source_20_Text"><text:span text:style-name="T15">void</text:span></text:span><text:span text:style-name="Source_20_Text">)</text:span></text:p>
      <text:p text:style-name="P11"><text:span text:style-name="Source_20_Text">{</text:span></text:p>
      <text:p text:style-name="P22"><text:span text:style-name="Source_20_Text"><text:span text:style-name="T25">geo</text:span></text:span><text:span text:style-name="Source_20_Text">::</text:span><text:span text:style-name="Source_20_Text"><text:span text:style-name="T25">Point</text:span></text:span><text:span text:style-name="Source_20_Text"> </text:span><text:span text:style-name="Source_20_Text"><text:span text:style-name="T26">a</text:span></text:span><text:span text:style-name="Source_20_Text">, </text:span><text:span text:style-name="Source_20_Text"><text:span text:style-name="T26">b</text:span></text:span><text:span text:style-name="Source_20_Text">, </text:span><text:span text:style-name="Source_20_Text"><text:span text:style-name="T26">c</text:span></text:span><text:span text:style-name="Source_20_Text">, </text:span><text:span text:style-name="Source_20_Text"><text:span text:style-name="T26">d</text:span></text:span><text:span text:style-name="Source_20_Text">;</text:span></text:p>
      <text:p text:style-name="P23"><text:span text:style-name="Source_20_Text"/></text:p>
      <text:p text:style-name="P22"><text:span text:style-name="Source_20_Text"><text:span text:style-name="T24">input</text:span></text:span><text:span text:style-name="Source_20_Text">(</text:span><text:span text:style-name="Source_20_Text"><text:span text:style-name="T26">a</text:span></text:span><text:span text:style-name="Source_20_Text">, </text:span><text:span text:style-name="Source_20_Text"><text:span text:style-name="T26">b</text:span></text:span><text:span text:style-name="Source_20_Text">, </text:span><text:span text:style-name="Source_20_Text"><text:span text:style-name="T26">c</text:span></text:span><text:span text:style-name="Source_20_Text">, </text:span><text:span text:style-name="Source_20_Text"><text:span text:style-name="T26">d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15">double</text:span></text:span><text:span text:style-name="Source_20_Text"> </text:span><text:span text:style-name="Source_20_Text"><text:span text:style-name="T26">m</text:span></text:span><text:span text:style-name="Source_20_Text">;</text:span></text:p>
      <text:p text:style-name="P22"><text:span text:style-name="Source_20_Text"><text:span text:style-name="T15">double</text:span></text:span><text:span text:style-name="Source_20_Text"> </text:span><text:span text:style-name="Source_20_Text"><text:span text:style-name="T26">dx</text:span></text:span><text:span text:style-name="Source_20_Text">, </text:span><text:span text:style-name="Source_20_Text"><text:span text:style-name="T26">dy</text:span></text:span><text:span text:style-name="Source_20_Text">;</text:span></text:p>
      <text:p text:style-name="P22"><text:span text:style-name="Source_20_Text"><text:span text:style-name="T15">double</text:span></text:span><text:span text:style-name="Source_20_Text"> </text:span><text:span text:style-name="Source_20_Text"><text:span text:style-name="T26">x</text:span></text:span><text:span text:style-name="Source_20_Text">, </text:span><text:span text:style-name="Source_20_Text"><text:span text:style-name="T26">y</text:span></text:span><text:span text:style-name="Source_20_Text">;</text:span></text:p>
      <text:p text:style-name="P22"><text:span text:style-name="Source_20_Text"/></text:p>
      <text:p text:style-name="P22"><text:span text:style-name="Source_20_Text"><text:span text:style-name="T25">glib</text:span></text:span><text:span text:style-name="Source_20_Text">::</text:span><text:span text:style-name="Source_20_Text"><text:span text:style-name="T24">drawLineDDA</text:span></text:span><text:span text:style-name="Source_20_Text">(</text:span><text:span text:style-name="Source_20_Text"><text:span text:style-name="T26">a</text:span></text:span><text:span text:style-name="Source_20_Text">, </text:span><text:span text:style-name="Source_20_Text"><text:span text:style-name="T26">b</text:span></text:span><text:span text:style-name="Source_20_Text">);</text:span></text:p>
      <text:p text:style-name="P22"><text:span text:style-name="Source_20_Text"><text:span text:style-name="T25">glib</text:span></text:span><text:span text:style-name="Source_20_Text">::</text:span><text:span text:style-name="Source_20_Text"><text:span text:style-name="T24">drawLineDDA</text:span></text:span><text:span text:style-name="Source_20_Text">(</text:span><text:span text:style-name="Source_20_Text"><text:span text:style-name="T26">b</text:span></text:span><text:span text:style-name="Source_20_Text">, </text:span><text:span text:style-name="Source_20_Text"><text:span text:style-name="T26">c</text:span></text:span><text:span text:style-name="Source_20_Text">);</text:span></text:p>
      <text:p text:style-name="P22"><text:span text:style-name="Source_20_Text"><text:span text:style-name="T25">glib</text:span></text:span><text:span text:style-name="Source_20_Text">::</text:span><text:span text:style-name="Source_20_Text"><text:span text:style-name="T24">drawLineDDA</text:span></text:span><text:span text:style-name="Source_20_Text">(</text:span><text:span text:style-name="Source_20_Text"><text:span text:style-name="T26">c</text:span></text:span><text:span text:style-name="Source_20_Text">, </text:span><text:span text:style-name="Source_20_Text"><text:span text:style-name="T26">d</text:span></text:span><text:span text:style-name="Source_20_Text">);</text:span></text:p>
      <text:p text:style-name="P22"><text:span text:style-name="Source_20_Text"><text:span text:style-name="T25">glib</text:span></text:span><text:span text:style-name="Source_20_Text">::</text:span><text:span text:style-name="Source_20_Text"><text:span text:style-name="T24">drawLineDDA</text:span></text:span><text:span text:style-name="Source_20_Text">(</text:span><text:span text:style-name="Source_20_Text"><text:span text:style-name="T26">d</text:span></text:span><text:span text:style-name="Source_20_Text">, </text:span><text:span text:style-name="Source_20_Text"><text:span text:style-name="T26">a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25">glib</text:span></text:span><text:span text:style-name="Source_20_Text">::</text:span><text:span text:style-name="Source_20_Text"><text:span text:style-name="T24">close</text:span></text:span><text:span text:style-name="Source_20_Text">();</text:span></text:p>
      <text:p text:style-name="P11"><text:span text:style-name="Source_20_Text">}</text:span></text:p>
      <text:p text:style-name="P15"><text:span text:style-name="Source_20_Text"/></text:p>
      <text:p text:style-name="P11"><text:span text:style-name="Source_20_Text"><text:span text:style-name="T15">int</text:span></text:span><text:span text:style-name="Source_20_Text"> </text:span><text:span text:style-name="Source_20_Text"><text:span text:style-name="T24">main</text:span></text:span><text:span text:style-name="Source_20_Text">(</text:span><text:span text:style-name="Source_20_Text"><text:span text:style-name="T15">int</text:span></text:span><text:span text:style-name="Source_20_Text"> </text:span><text:span text:style-name="Source_20_Text"><text:span text:style-name="T26">argc</text:span></text:span><text:span text:style-name="Source_20_Text">, </text:span><text:span text:style-name="Source_20_Text"><text:span text:style-name="T15">char</text:span></text:span><text:span text:style-name="Source_20_Text"> </text:span><text:span text:style-name="Source_20_Text"><text:span text:style-name="T15">**</text:span></text:span><text:span text:style-name="Source_20_Text"><text:span text:style-name="T26">argv</text:span></text:span><text:span text:style-name="Source_20_Text">)</text:span></text:p>
      <text:p text:style-name="P11"><text:soft-page-break/><text:span text:style-name="Source_20_Text">{</text:span></text:p>
      <text:p text:style-name="P22"><text:span text:style-name="Source_20_Text"><text:span text:style-name="T25">glib</text:span></text:span><text:span text:style-name="Source_20_Text">::</text:span><text:span text:style-name="Source_20_Text"><text:span text:style-name="T24">init</text:span></text:span><text:span text:style-name="Source_20_Text">(</text:span><text:span text:style-name="Source_20_Text"><text:span text:style-name="T26">argc</text:span></text:span><text:span text:style-name="Source_20_Text">, </text:span><text:span text:style-name="Source_20_Text"><text:span text:style-name="T26">argv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25">glib</text:span></text:span><text:span text:style-name="Source_20_Text">::</text:span><text:span text:style-name="Source_20_Text"><text:span text:style-name="T24">display</text:span></text:span><text:span text:style-name="Source_20_Text">(</text:span><text:span text:style-name="Source_20_Text"><text:span text:style-name="T24">drawRectangle</text:span></text:span><text:span text:style-name="Source_20_Text">);</text:span></text:p>
      <text:p text:style-name="P23"><text:span text:style-name="Source_20_Text"/></text:p>
      <text:p text:style-name="P22"><text:span text:style-name="Source_20_Text"><text:span text:style-name="T18">return</text:span></text:span><text:span text:style-name="Source_20_Text"> </text:span><text:span text:style-name="Source_20_Text"><text:span text:style-name="T27">0</text:span></text:span><text:span text:style-name="Source_20_Text">;</text:span></text:p>
      <text:p text:style-name="P11"><text:span text:style-name="Source_20_Text">}</text:span></text:p>
      <text:p text:style-name="P10"><text:span text:style-name="Source_20_Text"><text:span text:style-name="T4"/></text:span></text:p>
      <text:p text:style-name="P44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5T23:39:53.779707389</dc:date>
    <meta:editing-duration>PT15M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1" meta:paragraph-count="310" meta:word-count="1173" meta:character-count="6165" meta:non-whitespace-character-count="5192"/>
  </office:meta>
</office:document-meta>
</file>